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fo:color="#ff3333" fo:font-style="normal" style:font-style-asian="normal" style:font-style-complex="normal"/>
    </style:style>
    <style:style style:name="T3" style:family="text">
      <style:text-properties fo:color="#ff3333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8cm" svg:y="2.5cm">
          <text:p text:style-name="P1">NC_STORE</text:p>
        </draw:rect>
        <draw:connector draw:style-name="Conector" draw:layer="layout" svg:x1="9.5cm" svg:y1="1.75cm" svg:x2="9.5cm" svg:y2="2.5cm" draw:start-shape="id1" draw:start-glue-point="2" draw:end-shape="id2" draw:end-glue-point="0" svg:d="M9500 1750v750" svg:viewBox="0 0 1 751">
          <text:p>in={mod, addr}</text:p>
        </draw:connector>
        <draw:connector draw:style-name="Conector" draw:text-style-name="P2" draw:layer="layout" svg:x1="9.5cm" svg:y1="4.7cm" svg:x2="9.5cm" svg:y2="6.5cm" draw:start-shape="id3" draw:start-glue-point="2" draw:end-shape="id4" draw:end-glue-point="4" svg:d="M9500 4700v1800" svg:viewBox="0 0 1 1801">
          <text:p><text:span text:style-name="T1">- if there are existing stores wait for them to complete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, </text:span><text:span text:style-name="T2">valid</text:span><text:span text:style-name="T1">}</text:span></text:p>
          <text:p><text:span text:style-name="T1"/></text:p>
          <text:p><text:span text:style-name="T1">- policy?</text:span></text:p>
        </draw:connector>
        <draw:rect draw:style-name="gr1" draw:text-style-name="P1" xml:id="id5" draw:id="id5" draw:layer="layout" svg:width="3.3cm" svg:height="0.5cm" svg:x="5.052cm" svg:y="10.75cm">
          <text:p text:style-name="P1">NC_STORE_ACTION</text:p>
        </draw:rect>
        <draw:custom-shape draw:style-name="gr2" draw:text-style-name="P1" xml:id="id6" draw:id="id6" draw:layer="layout" svg:width="0.5cm" svg:height="0.5cm" svg:x="6.45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6.702cm" svg:y1="11.25cm" svg:x2="6.7cm" svg:y2="12.5cm" draw:start-shape="id5" draw:start-glue-point="2" draw:end-shape="id6" draw:end-glue-point="4" svg:d="M6702 11250v625h-2v625" svg:viewBox="0 0 3 1251">
          <text:p>- if err, goto NC_STORE_LOCK</text:p>
          <text:p/>
          <text:p>state?</text:p>
        </draw:connector>
        <draw:rect draw:style-name="gr1" draw:text-style-name="P1" xml:id="id7" draw:id="id7" draw:layer="layout" svg:width="3.5cm" svg:height="0.5cm" svg:x="4.95cm" svg:y="14.5cm">
          <text:p text:style-name="P1">NC_STORE_MISS</text:p>
        </draw:rect>
        <draw:connector draw:style-name="Conector" draw:layer="layout" draw:line-skew="-2cm" svg:x1="6.45cm" svg:y1="12.75cm" svg:x2="4.95cm" svg:y2="14.75cm" draw:start-shape="id6" draw:start-glue-point="5" draw:end-shape="id7" draw:end-glue-point="3" svg:d="M6450 12750h-4000v2000h2500" svg:viewBox="0 0 4001 2001">
          <text:p>M/O/I</text:p>
          <text:p>- get low mod → {low_mod}</text:p>
          <text:p>- call NC_WRITE_REQUEST(mod,</text:p>
          <text:p><text:tab/>low_mod, tag, up-down, mod)</text:p>
          <text:p><text:tab/>→ {err}</text:p>
          <text:p/>
        </draw:connector>
        <draw:connector draw:style-name="Conector" draw:layer="layout" draw:line-skew="3cm" svg:x1="6.95cm" svg:y1="12.75cm" svg:x2="8.45cm" svg:y2="14.75cm" draw:start-shape="id6" draw:start-glue-point="7" draw:end-shape="id7" draw:end-glue-point="1" svg:d="M6950 12750h5000v2000h-3500" svg:viewBox="0 0 5001 2001">
          <text:p><text:tab/><text:tab/><text:tab/><text:tab/></text:p>
          <text:p>E</text:p>
          <text:p>- get low mod → {low_mod}</text:p>
          <text:p>- call MESSAGE(low_mod, clear_owner) to</text:p>
          <text:p><text:s/>remove mod as owner</text:p>
          <text:p/>
          <text:p/>
          <text:p/>
        </draw:connector>
        <draw:rect draw:style-name="gr3" draw:text-style-name="P1" xml:id="id9" draw:id="id9" draw:layer="layout" svg:width="2.5cm" svg:height="0.5cm" svg:x="5.45cm" svg:y="19.25cm">
          <text:p/>
        </draw:rect>
        <draw:connector draw:style-name="Conector" draw:layer="layout" svg:x1="6.698cm" svg:y1="18cm" svg:x2="6.7cm" svg:y2="19.25cm" draw:start-shape="id8" draw:start-glue-point="2" draw:end-shape="id9" draw:end-glue-point="0" svg:d="M6698 18000v625h2v625" svg:viewBox="0 0 3 1251">
          <text:p>- dec pending ignore while &gt; 0</text:p>
          <text:p>- record access end</text:p>
          <text:p>- wake up coalesced accesses</text:p>
          <text:p>- return</text:p>
        </draw:connector>
        <draw:rect draw:style-name="gr3" draw:text-style-name="P1" xml:id="id1" draw:id="id1" draw:layer="layout" svg:width="3cm" svg:height="0.5cm" svg:x="8cm" svg:y="1.25cm">
          <text:p/>
        </draw:rect>
        <draw:rect draw:style-name="gr1" draw:text-style-name="P1" xml:id="id3" draw:id="id3" draw:layer="layout" svg:width="3cm" svg:height="0.5cm" svg:x="8cm" svg:y="4.2cm">
          <text:p text:style-name="P1">NC_STORE_LOCK</text:p>
        </draw:rect>
        <draw:connector draw:style-name="Conector" draw:layer="layout" svg:x1="9.5cm" svg:y1="3cm" svg:x2="9.5cm" svg:y2="4.2cm" draw:start-shape="id2" draw:start-glue-point="2" draw:end-shape="id3" draw:end-glue-point="0" svg:d="M9500 3000v1200" svg:viewBox="0 0 1 1201">
          <text:p>- record access start</text:p>
          <text:p>- if access can be coalesced with access X:</text:p>
          <text:p><text:tab/>-enqueue access in X's wait list</text:p>
          <text:p><text:tab/> <text:s/>(return event = NC_STORE_FINISH)</text:p>
        </draw:connector>
        <draw:rect draw:style-name="gr1" draw:text-style-name="P1" xml:id="id8" draw:id="id8" draw:layer="layout" svg:width="3.5cm" svg:height="0.5cm" svg:x="4.948cm" svg:y="17.5cm">
          <text:p text:style-name="P1">NC_STORE_FINISH</text:p>
        </draw:rect>
        <draw:connector draw:style-name="Conector" draw:layer="layout" svg:x1="6.7cm" svg:y1="16.25cm" svg:x2="6.698cm" svg:y2="17.5cm" draw:start-shape="id10" draw:start-glue-point="2" draw:end-shape="id8" draw:end-glue-point="0" svg:d="M6700 16250v625h-2v625" svg:viewBox="0 0 3 1251">
          <text:p>If (<text:span text:style-name="T3">valid</text:span>)</text:p>
          <text:p><text:tab/>- set tag of block</text:p>
          <text:p><text:tab/>- set state to N</text:p>
          <text:p><text:tab/>- unlock directory entry(+ latency)</text:p>
        </draw:connector>
        <draw:connector draw:style-name="Conector" draw:layer="layout" svg:x1="6.7cm" svg:y1="13cm" svg:x2="6.7cm" svg:y2="14.5cm" draw:start-shape="id6" draw:start-glue-point="6" draw:end-shape="id7" draw:end-glue-point="0" svg:d="M6700 13000v1500" svg:viewBox="0 0 1 1501">
          <text:p><text:tab/><text:tab/><text:tab/><text:tab/><text:tab/><text:tab/><text:tab/><text:tab/><text:tab/><text:tab/><text:tab/>N/S</text:p>
          <text:p><text:tab/><text:tab/><text:tab/><text:tab/><text:tab/><text:tab/><text:tab/><text:tab/><text:tab/><text:tab/><text:tab/>- hit</text:p>
          <text:p/>
          <text:p/>
          <text:p/>
          <text:p/>
          <text:p/>
        </draw:connector>
        <draw:connector draw:style-name="Conector" draw:layer="layout" svg:x1="6.75cm" svg:y1="8.25cm" svg:x2="6.75cm" svg:y2="9.2cm" draw:start-shape="id11" draw:start-glue-point="2" draw:end-shape="id12" draw:end-glue-point="4" svg:d="M6750 8250v950" svg:viewBox="0 0 1 951">
          <text:p>- if err, goto NC_STORE_LOCK</text:p>
          <text:p>- assert(<text:span text:style-name="T3">valid</text:span>)</text:p>
          <text:p>state?</text:p>
        </draw:connector>
        <draw:rect draw:style-name="gr1" draw:text-style-name="P1" xml:id="id11" draw:id="id11" draw:layer="layout" svg:width="3cm" svg:height="0.5cm" svg:x="5.25cm" svg:y="7.75cm">
          <text:p text:style-name="P1">NC_STORE_WRITEBACK</text:p>
        </draw:rect>
        <draw:custom-shape draw:style-name="gr2" draw:text-style-name="P1" xml:id="id12" draw:id="id12" draw:layer="layout" svg:width="0.5cm" svg:height="0.5cm" svg:x="6.5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draw:line-skew="-1.749cm" svg:x1="6.5cm" svg:y1="9.45cm" svg:x2="5.052cm" svg:y2="11cm" draw:start-shape="id12" draw:start-glue-point="5" draw:end-shape="id5" draw:end-glue-point="3" svg:d="M6500 9450h-3697v1550h2249" svg:viewBox="0 0 3698 1551">
          <text:p>M/O</text:p>
          <text:p>-call EVICT to send latest</text:p>
          <text:p><text:s/>block value to low_mod</text:p>
          <text:p><text:s text:c="2"/>→ {err}</text:p>
        </draw:connector>
        <draw:connector draw:style-name="Conector" draw:layer="layout" draw:line-skew="0.654cm" svg:x1="7cm" svg:y1="9.45cm" svg:x2="8.352cm" svg:y2="11cm" draw:start-shape="id12" draw:start-glue-point="7" draw:end-shape="id5" svg:d="M7000 9450h2506v1550h-1154" svg:viewBox="0 0 2507 1551">
          <text:p><text:tab/><text:tab/><text:tab/><text:tab/><text:tab/>N/E/S/I</text:p>
          <text:p/>
        </draw:connector>
        <draw:rect draw:style-name="gr1" draw:text-style-name="P1" xml:id="id10" draw:id="id10" draw:layer="layout" svg:width="3.5cm" svg:height="0.5cm" svg:x="4.95cm" svg:y="15.75cm">
          <text:p text:style-name="P1">NC_STORE_UNLOCK</text:p>
        </draw:rect>
        <draw:connector draw:style-name="Conector" draw:layer="layout" svg:x1="6.7cm" svg:y1="15cm" svg:x2="6.7cm" svg:y2="15.75cm" draw:start-shape="id7" draw:start-glue-point="2" draw:end-shape="id10" draw:end-glue-point="0" svg:d="M6700 15000v750" svg:viewBox="0 0 1 751">
          <text:p>- if err → unlock, goto NC_STORE_LOCK</text:p>
          <text:p>- stack → pending = 1</text:p>
          <text:p/>
        </draw:connector>
        <draw:custom-shape draw:style-name="gr2" draw:text-style-name="P1" xml:id="id4" draw:id="id4" draw:layer="layout" svg:width="0.5cm" svg:height="0.5cm" svg:x="9.25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text-style-name="P3" draw:layer="layout" svg:x1="9.25cm" svg:y1="6.75cm" svg:x2="6.75cm" svg:y2="7.75cm" draw:start-shape="id4" draw:start-glue-point="5" draw:end-shape="id11" draw:end-glue-point="0" svg:d="M9250 6750h-2500v1000" svg:viewBox="0 0 2501 1001">
          <text:p text:style-name="P3"><text:span text:style-name="T4">write-back</text:span></text:p>
        </draw:connector>
        <draw:connector draw:style-name="Conector" draw:text-style-name="P3" draw:layer="layout" svg:x1="9.75cm" svg:y1="6.75cm" svg:x2="14cm" svg:y2="7.75cm" draw:start-shape="id4" draw:start-glue-point="7" draw:end-shape="id13" draw:end-glue-point="0" svg:d="M9750 6750h4250v1000" svg:viewBox="0 0 4251 1001">
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write-through</text:span></text:p>
        </draw:connector>
        <draw:rect draw:style-name="gr1" draw:text-style-name="P1" xml:id="id13" draw:id="id13" draw:layer="layout" svg:width="3cm" svg:height="0.5cm" svg:x="12.5cm" svg:y="7.75cm">
          <text:p text:style-name="P1">NC_STORE_WRITETHROUGH</text:p>
        </draw:rect>
        <draw:connector draw:style-name="Conector" draw:layer="layout" svg:x1="14cm" svg:y1="8.25cm" svg:x2="14.003cm" svg:y2="10.55cm" draw:start-shape="id13" draw:start-glue-point="2" draw:end-shape="id14" draw:end-glue-point="4" svg:d="M14000 8250v1150h3v1150" svg:viewBox="0 0 4 2301">
          <text:p>- if err, goto NC_STORE_LOCK</text:p>
          <text:p>-if mod.type = main memory </text:p>
          <text:p><text:tab/> assert(<text:span text:style-name="T3">valid</text:span>)</text:p>
          <text:p><text:tab/>goto NC_STORE_UNLOCK</text:p>
          <text:p/>
          <text:p>- stack → pending = 1</text:p>
        </draw:connector>
        <draw:custom-shape draw:style-name="gr4" draw:text-style-name="P1" xml:id="id14" draw:id="id14" draw:layer="layout" svg:width="0.25cm" svg:height="0.25cm" svg:x="13.878cm" svg:y="10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Conector" draw:layer="layout" svg:x1="14.003cm" svg:y1="10.8cm" svg:x2="8.45cm" svg:y2="16cm" draw:start-shape="id14" draw:start-glue-point="8" draw:end-shape="id10" draw:end-glue-point="1" svg:d="M14003 10800v5200h-5553" svg:viewBox="0 0 5554 5201">
          <text:p/>
        </draw:connector>
        <draw:connector draw:style-name="Conector" draw:layer="layout" draw:line-skew="0.62cm" svg:x1="14.128cm" svg:y1="10.675cm" svg:x2="8.448cm" svg:y2="17.75cm" draw:start-shape="id14" draw:start-glue-point="10" draw:end-shape="id8" draw:end-glue-point="1" svg:d="M14128 10675h1122v7075h-6802" svg:viewBox="0 0 6803 7076">
          <text:p><text:tab/><text:tab/><text:tab/><text:tab/></text:p>
          <text:p><text:tab/><text:tab/><text:tab/><text:tab/><text:tab/><text:tab/><text:tab/><text:tab/><text:tab/><text:tab/><text:tab/> </text:p>
          <text:p/>
          <text:p/>
          <text:p/>
          <text:p><text:tab/><text:tab/><text:tab/><text:tab/><text:tab/><text:tab/><text:tab/><text:tab/><text:tab/><text:tab/><text:tab/><text:tab/><text:tab/><text:tab/>- new stack</text:p>
          <text:p><text:tab/><text:tab/><text:tab/><text:tab/><text:tab/><text:tab/><text:tab/><text:tab/><text:tab/><text:tab/><text:tab/><text:tab/><text:tab/><text:tab/>- get low mod</text:p>
          <text:p><text:tab/><text:tab/><text:tab/><text:tab/><text:tab/><text:tab/><text:tab/><text:tab/><text:tab/><text:tab/><text:tab/><text:tab/><text:tab/><text:tab/>- call WRITE_DATA</text:p>
          <text:p><text:tab/><text:tab/><text:tab/><text:tab/><text:tab/><text:tab/><text:tab/><text:tab/><text:tab/><text:tab/><text:tab/><text:tab/><text:tab/><text:tab/><text:tab/>(mod, low_mod, tag)</text:p>
          <text:p><text:tab/><text:tab/><text:tab/><text:tab/><text:tab/><text:tab/><text:tab/><text:tab/><text:tab/><text:tab/><text:tab/><text:tab/><text:tab/><text:tab/><text:tab/>→ {err}</text:p>
          <text:p><text:tab/><text:tab/><text:tab/><text:tab/><text:tab/><text:tab/><text:tab/><text:tab/><text:tab/><text:tab/><text:tab/><text:tab/><text:tab/><text:tab/>-stack → pending ++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5-10-23T01:27:28.321572785</dc:date>
    <meta:editing-duration>PT3H23M59S</meta:editing-duration>
    <meta:editing-cycles>33</meta:editing-cycles>
    <meta:generator>LibreOffice/4.2.8.2$Linux_x86 LibreOffice_project/420m0$Build-2</meta:generator>
    <meta:document-statistic meta:object-count="32"/>
    <meta:user-defined meta:name="Información 1"/>
    <meta:user-defined meta:name="Información 2"/>
    <meta:user-defined meta:name="Información 3"/>
    <meta:user-defined meta:name="Información 4"/>
  </office:meta>
</office:document-meta>
</file>